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6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7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8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9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0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04f82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339b4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Liberation Serif" fo:font-size="12pt" fo:font-weight="bold" officeooo:rsid="0034e481" officeooo:paragraph-rsid="001339b4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text-properties style:font-name="Liberation Serif" fo:font-size="12pt" officeooo:rsid="003229d4" officeooo:paragraph-rsid="001339b4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text-properties style:font-name="Liberation Serif" fo:font-size="12pt" officeooo:rsid="001d182e" officeooo:paragraph-rsid="001339b4" style:letter-kerning="false" style:font-size-asian="12pt" style:font-name-complex="Courier New" style:font-size-complex="12pt" style:language-complex="ar" style:country-complex="SA"/>
    </style:style>
    <style:style style:name="P28" style:family="paragraph" style:parent-style-name="Standard">
      <style:text-properties style:font-name="Liberation Serif" fo:font-size="12pt" officeooo:paragraph-rsid="001339b4" style:letter-kerning="false" style:font-size-asian="12pt" style:font-name-complex="Courier New" style:font-size-complex="12pt" style:language-complex="ar" style:country-complex="SA"/>
    </style:style>
    <style:style style:name="P29" style:family="paragraph" style:parent-style-name="Standard">
      <style:text-properties style:font-name="Liberation Serif" fo:font-size="12pt" officeooo:rsid="00173026" officeooo:paragraph-rsid="001339b4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>
      <style:text-properties style:font-name="Liberation Serif" fo:font-size="12pt" officeooo:paragraph-rsid="001339b4" style:font-size-asian="12pt" style:font-size-complex="12pt"/>
    </style:style>
    <style:style style:name="P31" style:family="paragraph" style:parent-style-name="Standard">
      <style:text-properties style:font-name="Liberation Serif" fo:font-size="12pt" fo:font-weight="normal" officeooo:rsid="001d182e" officeooo:paragraph-rsid="001339b4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39b4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339b4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weight="bold" officeooo:rsid="0034e481" officeooo:paragraph-rsid="001339b4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339b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1339b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339b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339b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font-style="normal" officeooo:rsid="001339b4" style:font-style-asian="normal" style:font-style-complex="normal"/>
    </style:style>
    <style:style style:name="T13" style:family="text">
      <style:text-properties fo:font-style="normal" fo:font-weight="bold" officeooo:rsid="000b86b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4f82b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f7c4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officeooo:rsid="000bcc7b"/>
    </style:style>
    <style:style style:name="T20" style:family="text">
      <style:text-properties officeooo:rsid="000bcc7b"/>
    </style:style>
    <style:style style:name="T21" style:family="text">
      <style:text-properties officeooo:rsid="0048a46c"/>
    </style:style>
    <style:style style:name="T22" style:family="text">
      <style:text-properties officeooo:rsid="002604fc"/>
    </style:style>
    <style:style style:name="T23" style:family="text">
      <style:text-properties officeooo:rsid="003229d4"/>
    </style:style>
    <style:style style:name="T24" style:family="text">
      <style:text-properties officeooo:rsid="0036a5cf"/>
    </style:style>
    <style:style style:name="T25" style:family="text">
      <style:text-properties officeooo:rsid="0033821e"/>
    </style:style>
    <style:style style:name="T26" style:family="text">
      <style:text-properties officeooo:rsid="001d182e"/>
    </style:style>
    <style:style style:name="T27" style:family="text">
      <style:text-properties officeooo:rsid="00118ee8"/>
    </style:style>
    <style:style style:name="T28" style:family="text">
      <style:text-properties officeooo:rsid="00173026"/>
    </style:style>
    <style:style style:name="T29" style:family="text">
      <style:text-properties officeooo:rsid="00164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XAMPLE <text:span text:style-name="T1">1</text:span></text:p>
      <text:p text:style-name="P5"/>
      <text:p text:style-name="P22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8"><text:span text:style-name="Default_20_Paragraph_20_Font"><text:span text:style-name="T11"/></text:span></text:p>
      <text:p text:style-name="P33"><text:span text:style-name="Default_20_Paragraph_20_Font"><text:span text:style-name="T11">EXAMPLE </text:span></text:span><text:span text:style-name="Default_20_Paragraph_20_Font"><text:span text:style-name="T12">2</text:span></text:span></text:p>
      <text:p text:style-name="P30"><text:span text:style-name="T2"/></text:p>
      <text:p text:style-name="P30"><text:span text:style-name="T2">Description:</text:span> A <text:span text:style-name="T7">simple</text:span> sequence of <text:span text:style-name="T27">three</text:span> “<text:span text:style-name="T1">add”</text:span> instruction<text:span text:style-name="T1">s</text:span> with <text:span text:style-name="T27">PIPE</text:span> <text:span text:style-name="T27">EXE data</text:span> hazard.</text:p>
      <text:p text:style-name="P28"/>
      <text:p text:style-name="P28">ADD <text:span text:style-name="T1">r2,r1,r3</text:span></text:p>
      <text:p text:style-name="P28">ADD <text:span text:style-name="T1">r3,r2,r1</text:span></text:p>
      <text:p text:style-name="P32">ADD <text:span text:style-name="T1">r1,r3,r2</text:span></text:p>
      <text:p text:style-name="P33"><text:span text:style-name="Default_20_Paragraph_20_Font"><text:span text:style-name="T11"/></text:span></text:p>
      <text:p text:style-name="P23"><text:span text:style-name="Default_20_Paragraph_20_Font"><text:span text:style-name="T11">EXAMPLE </text:span></text:span><text:span text:style-name="Default_20_Paragraph_20_Font"><text:span text:style-name="T12">3</text:span></text:span></text:p>
      <text:p text:style-name="P23"><text:span text:style-name="Default_20_Paragraph_20_Font"><text:span text:style-name="T12"/></text:span></text:p>
      <text:p text:style-name="P30"><text:span text:style-name="T2">Description:</text:span> A <text:span text:style-name="T7">simple</text:span> sequence of <text:span text:style-name="T28">three</text:span> “<text:span text:style-name="T1">add”</text:span> instruction<text:span text:style-name="T1">s</text:span> with <text:span text:style-name="T27">PIPE</text:span> <text:span text:style-name="T29">MEM data</text:span> hazard.</text:p>
      <text:p text:style-name="P28"/>
      <text:p text:style-name="P28">ADD <text:span text:style-name="T1">r2,r1,r3</text:span></text:p>
      <text:p text:style-name="P29">ADD r4,r4,r1</text:p>
      <text:p text:style-name="P32">ADD <text:span text:style-name="T1">r3,r2,r2</text:span></text:p>
      <text:p text:style-name="P33"><text:span text:style-name="Default_20_Paragraph_20_Font"><text:span text:style-name="T11"/></text:span></text:p>
      <text:p text:style-name="P23"><text:span text:style-name="Default_20_Paragraph_20_Font"><text:span text:style-name="T11">EXAMPLE </text:span></text:span><text:span text:style-name="Default_20_Paragraph_20_Font"><text:span text:style-name="T12">4</text:span></text:span></text:p>
      <text:p text:style-name="P30"><text:span text:style-name="T2"/></text:p>
      <text:p text:style-name="P30"><text:span text:style-name="T2">Description:</text:span> A <text:span text:style-name="T7">simple</text:span> sequence of <text:span text:style-name="T22">five</text:span> instruction<text:span text:style-name="T1">s</text:span> with <text:span text:style-name="T22">no data</text:span> hazard.</text:p>
      <text:p text:style-name="P28"/>
      <text:p text:style-name="P35">ADD r1,r1,r1</text:p>
      <text:p text:style-name="P38">SLT <text:span text:style-name="T26">r2</text:span>, <text:span text:style-name="T26">r</text:span>15, <text:span text:style-name="T26">r</text:span>1 </text:p>
      <text:p text:style-name="P38">BEQ <text:span text:style-name="T26">r</text:span>2,<text:span text:style-name="T26">r</text:span>0, -3</text:p>
      <text:p text:style-name="P27">NOP</text:p>
      <text:p text:style-name="P31">NOP</text:p>
      <text:p text:style-name="P24"><text:span text:style-name="T15"/></text:p>
      <text:p text:style-name="P33"><text:span text:style-name="Default_20_Paragraph_20_Font"><text:span text:style-name="T11">EXAMPLE </text:span></text:span><text:span text:style-name="Default_20_Paragraph_20_Font"><text:span text:style-name="T12">5</text:span></text:span></text:p>
      <text:p text:style-name="P30"><text:span text:style-name="T2"/></text:p>
      <text:p text:style-name="P30"><text:span text:style-name="T2">Description:</text:span> A <text:span text:style-name="T7">simple</text:span> sequence of <text:span text:style-name="T21">six</text:span> instruction<text:span text:style-name="T1">s</text:span> with <text:span text:style-name="T22">no data</text:span> hazard.</text:p>
      <text:p text:style-name="P26"/>
      <text:p text:style-name="P35"><text:span text:style-name="T23">LW</text:span> r<text:span text:style-name="T24">1</text:span>,<text:span text:style-name="T23">0(</text:span>r<text:span text:style-name="T24">4)</text:span></text:p>
      <text:p text:style-name="P35"><text:span text:style-name="T23">LW</text:span> r<text:span text:style-name="T24">2</text:span>,<text:span text:style-name="T25">4(</text:span>r<text:span text:style-name="T24">4)</text:span></text:p>
      <text:p text:style-name="P36">NOP</text:p>
      <text:p text:style-name="P36">NOP</text:p>
      <text:p text:style-name="P37">ADD r<text:span text:style-name="T24">3</text:span>,r<text:span text:style-name="T24">1</text:span>,r<text:span text:style-name="T24">2</text:span></text:p>
      <text:p text:style-name="P34"><text:span text:style-name="T15">SW</text:span><text:span text:style-name="T17"> </text:span><text:span text:style-name="T15">r</text:span><text:span text:style-name="T16">3</text:span><text:span text:style-name="T15">, 8(r</text:span><text:span text:style-name="T16">4</text:span><text:span text:style-name="T1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6-04T10:03:53.859408330</dc:date>
    <meta:editing-cycles>21</meta:editing-cycles>
    <meta:editing-duration>PT46M3S</meta:editing-duration>
    <meta:document-statistic meta:table-count="0" meta:image-count="0" meta:object-count="0" meta:page-count="1" meta:paragraph-count="32" meta:word-count="113" meta:character-count="663" meta:non-whitespace-character-count="581"/>
    <meta:template xlink:type="simple" xlink:actuate="onRequest" xlink:title="" xlink:href="../5th_fig456_MemEx1/No_Hazards_Exemple.odt/Normal.dotm"/>
  </office:meta>
</office:document-meta>
</file>